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19.9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1.889cm"/>
    </style:style>
    <style:style style:name="Tabela5.L" style:family="table-column">
      <style:table-column-properties style:column-width="1.002cm"/>
    </style:style>
    <style:style style:name="Tabela5.M" style:family="table-column">
      <style:table-column-properties style:column-width="0.907cm"/>
    </style:style>
    <style:style style:name="Tabela5.N" style:family="table-column">
      <style:table-column-properties style:column-width="0.889cm"/>
    </style:style>
    <style:style style:name="Tabela5.1" style:family="table-row">
      <style:table-row-properties style:min-row-height="0.699cm"/>
    </style:style>
    <style:style style:name="Tabela5.A1" style:family="table-cell">
      <style:table-cell-properties fo:padding="0.097cm" fo:border="none"/>
    </style:style>
    <style:style style:name="Tabela5.4" style:family="table-row">
      <style:table-row-properties style:min-row-height="0.547cm"/>
    </style:style>
    <style:style style:name="Tabela5.11" style:family="table-row">
      <style:table-row-properties style:min-row-height="0.901cm"/>
    </style:style>
    <style:style style:name="P1" style:family="paragraph" style:parent-style-name="Table_20_Contents" style:master-page-name="">
      <style:paragraph-properties style:page-number="auto" fo:break-before="page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7" style:family="paragraph" style:parent-style-name="Table_20_Contents">
      <style:text-properties style:font-name="DejaVu Sans" fo:font-size="6pt" style:font-size-asian="6pt" style:font-size-complex="6pt"/>
    </style:style>
    <style:style style:name="P8" style:family="paragraph" style:parent-style-name="Table_20_Contents">
      <style:text-properties style:font-name="DejaVu Sans" fo:font-size="6pt" style:font-size-asian="5.25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11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12" style:family="paragraph" style:parent-style-name="Table_20_Contents">
      <style:text-properties style:font-name="DejaVu Sans" fo:font-size="4pt" style:font-size-asian="4pt" style:font-size-complex="4pt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4" style:family="paragraph" style:parent-style-name="Table_20_Contents">
      <style:text-properties style:font-name="DejaVu Sans" fo:font-size="4pt" officeooo:paragraph-rsid="00e8d951" style:font-size-asian="4pt" style:font-size-complex="4pt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18" style:family="paragraph" style:parent-style-name="Footer">
      <style:text-properties style:font-name="DejaVu Sans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indent="-1.3cm" style:auto-text-indent="false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20%" fo:text-indent="-1.3cm" style:auto-text-indent="false"/>
    </style:style>
    <style:style style:name="P21" style:family="paragraph" style:parent-style-name="Table_20_Contents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 fo:break-before="page"/>
    </style:style>
    <style:style style:name="P22" style:family="paragraph" style:parent-style-name="Text_20_body">
      <style:text-properties style:font-name="DejaVu Sans" fo:font-size="4pt" style:font-size-asian="3.5pt" style:font-size-complex="4pt"/>
    </style:style>
    <style:style style:name="P23" style:family="paragraph" style:parent-style-name="Table_20_Contents" style:master-page-name="">
      <style:paragraph-properties fo:margin-left="0cm" fo:margin-right="0cm" fo:text-indent="0cm" style:auto-text-indent="false" style:page-number="auto"/>
    </style:style>
    <style:style style:name="P24" style:family="paragraph" style:parent-style-name="Text_20_body">
      <style:text-properties style:font-name="DejaVu Sans" fo:font-size="4pt" officeooo:paragraph-rsid="00ed32b4" style:font-size-asian="4pt" style:font-size-complex="4pt"/>
    </style:style>
    <style:style style:name="P25" style:family="paragraph" style:parent-style-name="Text_20_body">
      <style:text-properties style:font-name="DejaVu Sans" fo:font-size="4pt" style:font-size-asian="3.5pt" style:font-size-complex="4pt"/>
    </style:style>
    <style:style style:name="P26" style:family="paragraph" style:parent-style-name="Table_20_Contents">
      <style:text-properties style:font-name="DejaVu Sans" fo:font-size="4pt" style:font-size-asian="4pt" style:font-size-complex="4pt"/>
    </style:style>
    <style:style style:name="P27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28" style:family="paragraph" style:parent-style-name="Table_20_Contents">
      <style:text-properties style:font-name="DejaVu Sans" fo:font-size="4pt" officeooo:paragraph-rsid="00ed32b4" style:font-size-asian="4pt" style:font-size-complex="4pt"/>
    </style:style>
    <style:style style:name="P29" style:family="paragraph" style:parent-style-name="Table_20_Contents">
      <style:text-properties style:font-name="DejaVu Sans" fo:font-size="4pt" officeooo:paragraph-rsid="00e8d951" style:font-size-asian="4pt" style:font-size-complex="4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31" style:family="paragraph" style:parent-style-name="Table_20_Contents">
      <style:text-properties officeooo:paragraph-rsid="00ed32b4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4pt" style:font-size-asian="3.5pt" style:font-size-complex="4pt"/>
    </style:style>
    <style:style style:name="T3" style:family="text">
      <style:text-properties style:font-name="DejaVu Sans" fo:font-size="4pt" officeooo:rsid="00ed32b4" style:font-size-asian="4pt" style:font-size-complex="4pt"/>
    </style:style>
    <style:style style:name="T4" style:family="text">
      <style:text-properties style:font-name="DejaVu Sans" officeooo:rsid="00ed32b4"/>
    </style:style>
    <style:style style:name="T5" style:family="text">
      <style:text-properties style:font-name="DejaVu Sans" fo:font-size="8pt" style:font-size-asian="8pt" style:font-size-complex="8pt"/>
    </style:style>
    <style:style style:name="T6" style:family="text">
      <style:text-properties style:font-name="DejaVu Sans" fo:font-size="8pt" officeooo:rsid="00ed32b4" style:font-size-asian="8pt" style:font-size-complex="8pt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officeooo:rsid="00ed32b4" style:font-size-asian="10pt" style:font-size-complex="1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size-asian="3.5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ed32b4" style:font-size-asian="10pt" style:font-size-complex="10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ed32b4" style:font-size-asian="8pt" style:font-size-complex="8pt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comando" text:name="py3o.comando"/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  <text:user-field-decl office:value-type="string" office:string-value="boleto.imprime_outros_acrescimos" text:name="py3o.boleto.imprime_outros_acrescimos"/>
        <text:user-field-decl office:value-type="string" office:string-value="boleto.data_ocorrencia.day" text:name="py3o.boleto.data_ocorrencia.day"/>
        <text:user-field-decl office:value-type="string" office:string-value="boleto.data_ocorrencia.month" text:name="py3o.boleto.data_ocorrencia.month"/>
        <text:user-field-decl office:value-type="string" office:string-value="boleto.data_ocorrencia.year" text:name="py3o.boleto.data_ocorrencia.year"/>
        <text:user-field-decl office:value-type="string" office:string-value="data_credito_formatada" text:name="py3o.data_credito_formatada"/>
        <text:user-field-decl office:value-type="string" office:string-value="boleto.data_credito.day" text:name="py3o.boleto.data_credito.day"/>
        <text:user-field-decl office:value-type="string" office:string-value="boleto.data_credito.month" text:name="py3o.boleto.data_credito.month"/>
        <text:user-field-decl office:value-type="string" office:string-value="boleto.data_credito.year" text:name="py3o.boleto.data_credito.year"/>
      </text:user-field-decls>
      <text:p text:style-name="P21"><text:a xlink:type="simple" xlink:href="py3o://for=%22comando%20in%20comandos%22" text:style-name="Internet_20_link" text:visited-style-name="Visited_20_Internet_20_Link"><text:span text:style-name="T1">for="comando in comandos"</text:span></text:a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">Comando<text:span text:style-name="T9">: <text:s/></text:span><text:span text:style-name="T9"><text:user-field-get text:name="py3o.comando">comando</text:user-field-get></text:span></text:p>
          </table:table-cell>
        </table:table-row>
      </table:table>
      <text:p text:style-name="P20"><text:a xlink:type="simple" xlink:href="py3o://for=%22boleto%20in%20boletos%22" text:style-name="Internet_20_link" text:visited-style-name="Visited_20_Internet_20_Link">for="boleto in boletos"</text:a></text:p>
      <text:p text:style-name="P20"><text:a xlink:type="simple" xlink:href="py3o://if=%22comando%20==%20boleto.comando_retorno_descricao%22" text:style-name="Internet_20_link" text:visited-style-name="Visited_20_Internet_20_Link"><text:span text:style-name="T1">if="comando == boleto.comando_retorno_descricao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row table:style-name="Tabela5.1">
          <table:table-cell table:style-name="Tabela5.A1" table:number-columns-spanned="14" office:value-type="string">
            <text:p text:style-name="P24"><text:a xlink:type="simple" xlink:href="py3o://if=%22boleto.pagamento_duplicado%20==%20True%22" text:style-name="Internet_20_link" text:visited-style-name="Visited_20_Internet_20_Link"><text:span text:style-name="T12">if="boleto.pagamento_duplicado == Tru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Table_20_Contents"><text:a xlink:type="simple" xlink:href="py3o://if=%22boleto.data_credito%20is%20not%20None%22" text:style-name="Internet_20_link" text:visited-style-name="Visited_20_Internet_20_Link"><text:span text:style-name="T6">if="boleto.data_credito is not No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2">SIM</text:p>
          </table:table-cell>
          <table:table-cell table:style-name="Tabela5.A1" office:value-type="string">
            <text:p text:style-name="P12"><text:user-field-get text:name="py3o.boleto.data_ocorrencia.day">boleto.data_ocorrencia.day</text:user-field-get>/<text:user-field-get text:name="py3o.boleto.data_ocorrencia.month">boleto.data_ocorrencia.month</text:user-field-get>/<text:user-field-get text:name="py3o.boleto.data_ocorrencia.year">boleto.data_ocorrencia.year</text:user-field-get></text:p>
          </table:table-cell>
          <table:table-cell table:style-name="Tabela5.A1" office:value-type="string">
            <text:p text:style-name="P12"><text:user-field-get text:name="py3o.boleto.data_credito.day">boleto.data_credito.day</text:user-field-get>/<text:user-field-get text:name="py3o.boleto.data_credito.month">boleto.data_credito.month</text:user-field-get>/<text:user-field-get text:name="py3o.boleto.data_credito.year">boleto.data_credito.year</text:user-field-get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5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  <table:table-row table:style-name="Tabela5.4">
          <table:table-cell table:style-name="Tabela5.A1" table:number-columns-spanned="14" office:value-type="string">
            <text:p text:style-name="P12"/>
            <text:p text:style-name="Text_20_body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4">
          <table:table-cell table:style-name="Tabela5.A1" table:number-columns-spanned="14" office:value-type="string">
            <text:p text:style-name="P31"><text:a xlink:type="simple" xlink:href="py3o://if=%22boleto.data_credito%20is%20None%22" text:style-name="Internet_20_link" text:visited-style-name="Visited_20_Internet_20_Link"><text:span text:style-name="T6">if="boleto.data_credito is No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4"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2">SIM</text:p>
          </table:table-cell>
          <table:table-cell table:style-name="Tabela5.A1" office:value-type="string">
            <text:p text:style-name="P12"><text:user-field-get text:name="py3o.boleto.data_ocorrencia.day">boleto.data_ocorrencia.day</text:user-field-get>/<text:user-field-get text:name="py3o.boleto.data_ocorrencia.month">boleto.data_ocorrencia.month</text:user-field-get>/<text:user-field-get text:name="py3o.boleto.data_ocorrencia.year">boleto.data_ocorrencia.year</text:user-field-get>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5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</table:table-row>
        <table:table-row table:style-name="Tabela5.4">
          <table:table-cell table:style-name="Tabela5.A1" table:number-columns-spanned="14" office:value-type="string">
            <text:p text:style-name="Table_20_Contents"><text:a xlink:type="simple" xlink:href="py3o:///if" text:style-name="Internet_20_link" text:visited-style-name="Visited_20_Internet_20_Link"><text:span text:style-name="T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Table_20_Contents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P12"/>
            <text:p text:style-name="Text_20_body"><text:a xlink:type="simple" xlink:href="py3o://if=%22boleto.pagamento_duplicado%20==%20False%22" text:style-name="Internet_20_link" text:visited-style-name="Visited_20_Internet_20_Link"><text:span text:style-name="T7">if="boleto.pagamento_duplicado =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P28"><text:a xlink:type="simple" xlink:href="py3o://if=%22boleto.data_credito%20is%20not%20None%22" text:style-name="Internet_20_link" text:visited-style-name="Visited_20_Internet_20_Link"><text:span text:style-name="T15">if="boleto.data_credito is not No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2">NÃO</text:p>
          </table:table-cell>
          <table:table-cell table:style-name="Tabela5.A1" office:value-type="string">
            <text:p text:style-name="P14"><text:user-field-get text:name="py3o.boleto.data_ocorrencia.day">boleto.data_ocorrencia.day</text:user-field-get>/<text:user-field-get text:name="py3o.boleto.data_ocorrencia.month">boleto.data_ocorrencia.month</text:user-field-get>/<text:user-field-get text:name="py3o.boleto.data_ocorrencia.year">boleto.data_ocorrencia.year</text:user-field-get></text:p>
          </table:table-cell>
          <table:table-cell table:style-name="Tabela5.A1" office:value-type="string">
            <text:p text:style-name="P28"><text:user-field-get text:name="py3o.boleto.data_credito.day">boleto.data_credito.day</text:user-field-get>/<text:user-field-get text:name="py3o.boleto.data_credito.month">boleto.data_credito.month</text:user-field-get>/<text:user-field-get text:name="py3o.boleto.data_credito.year">boleto.data_credito.year</text:user-field-get></text:p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5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  <table:table-row>
          <table:table-cell table:style-name="Tabela5.A1" table:number-columns-spanned="14" office:value-type="string">
            <text:p text:style-name="Text_20_body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P28"><text:a xlink:type="simple" xlink:href="py3o://if=%22boleto.data_credito%20is%20None%22" text:style-name="Internet_20_link" text:visited-style-name="Visited_20_Internet_20_Link"><text:span text:style-name="T15">if="boleto.data_credito is No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2">NÃO</text:p>
          </table:table-cell>
          <table:table-cell table:style-name="Tabela5.A1" office:value-type="string">
            <text:p text:style-name="P14"><text:user-field-get text:name="py3o.boleto.data_ocorrencia.day">boleto.data_ocorrencia.day</text:user-field-get>/<text:user-field-get text:name="py3o.boleto.data_ocorrencia.month">boleto.data_ocorrencia.month</text:user-field-get>/<text:user-field-get text:name="py3o.boleto.data_ocorrencia.year">boleto.data_ocorrencia.year</text:user-field-get></text:p>
          </table:table-cell>
          <table:table-cell table:style-name="Tabela5.A1" office:value-type="string">
            <text:p text:style-name="P28"/>
          </table:table-cell>
          <table:table-cell table:style-name="Tabela5.A1" office:value-type="string">
            <text:p text:style-name="P12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5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3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2"><text:user-field-get text:name="py3o.boleto.valor_desconto">boleto.valor_desconto</text:user-field-get></text:p>
          </table:table-cell>
          <table:table-cell table:style-name="Tabela5.A1" office:value-type="string">
            <text:p text:style-name="P12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2"><text:user-field-get text:name="py3o.boleto.imprime_valor_cobrado">boleto.imprime_valor_cobrado</text:user-field-get></text:p>
          </table:table-cell>
        </table:table-row>
        <table:table-row>
          <table:table-cell table:style-name="Tabela5.A1" table:number-columns-spanned="14" office:value-type="string">
            <text:p text:style-name="P2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" table:number-columns-spanned="14" office:value-type="string">
            <text:p text:style-name="P28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a xlink:type="simple" xlink:href="py3o:///if" text:style-name="Internet_20_link" text:visited-style-name="Visited_20_Internet_20_Link"><text:span text:style-name="T1">/if</text:span></text:a></text:p>
      <text:p text:style-name="P19"><text:a xlink:type="simple" xlink:href="py3o:///for" text:style-name="Internet_20_link" text:visited-style-name="Visited_20_Internet_20_Link"><text:span text:style-name="T10">/for</text:span></text:a></text:p>
      <text:p text:style-name="P19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9cm" fo:margin-left="-1.259cm" fo:break-before="page" table:align="left"/>
    </style:style>
    <style:style style:name="Tabela4.A" style:family="table-column">
      <style:table-column-properties style:column-width="2.189cm"/>
    </style:style>
    <style:style style:name="Tabela4.B" style:family="table-column">
      <style:table-column-properties style:column-width="1.304cm"/>
    </style:style>
    <style:style style:name="Tabela4.C" style:family="table-column">
      <style:table-column-properties style:column-width="2.193cm"/>
    </style:style>
    <style:style style:name="Tabela4.D" style:family="table-column">
      <style:table-column-properties style:column-width="2.004cm"/>
    </style:style>
    <style:style style:name="Tabela4.E" style:family="table-column">
      <style:table-column-properties style:column-width="0.49cm"/>
    </style:style>
    <style:style style:name="Tabela4.F" style:family="table-column">
      <style:table-column-properties style:column-width="3.006cm"/>
    </style:style>
    <style:style style:name="Tabela4.G" style:family="table-column">
      <style:table-column-properties style:column-width="0.515cm"/>
    </style:style>
    <style:style style:name="Tabela4.H" style:family="table-column">
      <style:table-column-properties style:column-width="1.302cm"/>
    </style:style>
    <style:style style:name="Tabela4.I" style:family="table-column">
      <style:table-column-properties style:column-width="1.305cm"/>
    </style:style>
    <style:style style:name="Tabela4.J" style:family="table-column">
      <style:table-column-properties style:column-width="0.887cm"/>
    </style:style>
    <style:style style:name="Tabela4.K" style:family="table-column">
      <style:table-column-properties style:column-width="0.794cm"/>
    </style:style>
    <style:style style:name="Tabela4.L" style:family="table-column">
      <style:table-column-properties style:column-width="1.115cm"/>
    </style:style>
    <style:style style:name="Tabela4.M" style:family="table-column">
      <style:table-column-properties style:column-width="1.002cm"/>
    </style:style>
    <style:style style:name="Tabela4.N" style:family="table-column">
      <style:table-column-properties style:column-width="0.885cm"/>
    </style:style>
    <style:style style:name="Tabela4.O" style:family="table-column">
      <style:table-column-properties style:column-width="0.91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Table_20_Contents" style:master-page-name="">
      <style:paragraph-properties style:page-number="auto" fo:break-before="page"/>
    </style:style>
    <style:style style:name="MP2" style:family="paragraph" style:parent-style-name="Table_20_Contents">
      <style:text-properties style:font-name="DejaVu Sans"/>
    </style:style>
    <style:style style:name="MP3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MP4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MP8" style:family="paragraph" style:parent-style-name="Table_20_Contents">
      <style:text-properties style:font-name="DejaVu Sans" fo:font-size="6pt" style:font-size-asian="6pt" style:font-size-complex="6pt"/>
    </style:style>
    <style:style style:name="MP9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MP10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MP11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MP12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MP13" style:family="paragraph" style:parent-style-name="Footer">
      <style:text-properties style:font-name="DejaVu Sans" fo:font-size="9pt" style:font-size-asian="9pt" style:font-size-complex="9pt"/>
    </style:style>
    <style:style style:name="MT1" style:family="text">
      <style:text-properties style:font-name="DejaVu Sans"/>
    </style:style>
    <style:style style:name="MT2" style:family="text"/>
    <style:style style:name="M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101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logo" text:name="py3o.logo"/>
        </text:user-field-decls>
        <text:p text:style-name="MP1"><text:a xlink:type="simple" xlink:href="py3o://if=%221%20==%200%22" text:style-name="Internet_20_link" text:visited-style-name="Visited_20_Internet_20_Link"><text:span text:style-name="MT1">if="1 == 0"</text:span></text:a></text:p>
        <text:p text:style-name="Table_20_Contents"><text:user-field-get text:name="py3o.logo">logo</text:user-field-get></text:p>
        <text:p text:style-name="MP2"><text:a xlink:type="simple" xlink:href="py3o:///if" text:style-name="Internet_20_link" text:visited-style-name="Visited_20_Internet_20_Link">/if</text:a></text:p>
        <text:p text:style-name="MP2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3"/>
              <text:p text:style-name="MP3"/>
              <text:p text:style-name="MP2"/>
              <text:p text:style-name="Table_20_Contents"/>
              <text:p text:style-name="MP4"><draw:frame draw:style-name="Mfr1" draw:name="py3o.image(logo, 'jpg', isb64=True)" text:anchor-type="paragraph" svg:width="2.82cm" svg:height="0.72cm" draw:z-index="0"><draw:text-box><text:p text:style-name="MP5"/></draw:text-box></draw:frame></text:p>
              <text:p text:style-name="MP4"/>
              <text:p text:style-name="MP4"/>
              <text:p text:style-name="MP4"/>
            </table:table-cell>
            <table:table-cell table:style-name="Tabela1.B1" office:value-type="string">
              <text:p text:style-name="MP6"><text:user-field-get text:name="py3o.banco_codigo">banco_codigo</text:user-field-get></text:p>
            </table:table-cell>
            <table:table-cell table:style-name="Tabela1.B1" office:value-type="string">
              <text:p text:style-name="MP7"/>
              <text:p text:style-name="MP7">Arquivo de retorno de cobrança n° <text:user-field-get text:name="py3o.sequencia">sequencia</text:user-field-get> – <text:user-field-get text:name="py3o.data">data</text:user-field-get></text:p>
              <text:p text:style-name="MP7"/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>
            <table:table-cell table:style-name="Tabela2.A1" office:value-type="string">
              <text:p text:style-name="MP8">Beneficiário</text:p>
            </table:table-cell>
            <table:table-cell table:style-name="Tabela2.B1" office:value-type="string">
              <text:p text:style-name="MP8">CNPJ</text:p>
            </table:table-cell>
            <table:table-cell table:style-name="Tabela2.B1" office:value-type="string">
              <text:p text:style-name="MP8">Agência/Código do beneficiário</text:p>
            </table:table-cell>
            <table:table-cell table:style-name="Tabela2.B1" office:value-type="string">
              <text:p text:style-name="MP8">Agência/Conta</text:p>
            </table:table-cell>
          </table:table-row>
          <table:table-row>
            <table:table-cell table:style-name="Tabela2.A2" office:value-type="string">
              <text:p text:style-name="MP9"><text:user-field-get text:name="py3o.nome_beneficiario">nome_beneficiario</text:user-field-get></text:p>
            </table:table-cell>
            <table:table-cell table:style-name="Tabela2.B2" office:value-type="string">
              <text:p text:style-name="MP10"><text:user-field-get text:name="py3o.cnpj_beneficiario">cnpj_beneficiario</text:user-field-get></text:p>
            </table:table-cell>
            <table:table-cell table:style-name="Tabela2.B2" office:value-type="string">
              <text:p text:style-name="MP11"><text:user-field-get text:name="py3o.codigo_beneficiario">codigo_beneficiario</text:user-field-get></text:p>
            </table:table-cell>
            <table:table-cell table:style-name="Tabela2.B2" office:value-type="string">
              <text:p text:style-name="MP11"><text:user-field-get text:name="py3o.conta_beneficiario">conta_beneficiario</text:user-field-get>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column table:style-name="Tabela4.F"/>
          <table:table-column table:style-name="Tabela4.G"/>
          <table:table-column table:style-name="Tabela4.H"/>
          <table:table-column table:style-name="Tabela4.I"/>
          <table:table-column table:style-name="Tabela4.J"/>
          <table:table-column table:style-name="Tabela4.K"/>
          <table:table-column table:style-name="Tabela4.L"/>
          <table:table-column table:style-name="Tabela4.M"/>
          <table:table-column table:style-name="Tabela4.N"/>
          <table:table-column table:style-name="Tabela4.O"/>
          <table:table-row>
            <table:table-cell table:style-name="Tabela4.A1" office:value-type="string">
              <text:p text:style-name="MP12">Nosso nº</text:p>
            </table:table-cell>
            <table:table-cell table:style-name="Tabela4.A1" office:value-type="string">
              <text:p text:style-name="MP12">Nº documento</text:p>
            </table:table-cell>
            <table:table-cell table:style-name="Tabela4.A1" office:value-type="string">
              <text:p text:style-name="MP12">Pagador CNPJ/CPF</text:p>
            </table:table-cell>
            <table:table-cell table:style-name="Tabela4.A1" office:value-type="string">
              <text:p text:style-name="MP12">Pagador nome</text:p>
            </table:table-cell>
            <table:table-cell table:style-name="Tabela4.A1" office:value-type="string">
              <text:p text:style-name="MP12">Co</text:p>
            </table:table-cell>
            <table:table-cell table:style-name="Tabela4.A1" office:value-type="string">
              <text:p text:style-name="MP12">Descricao</text:p>
            </table:table-cell>
            <table:table-cell table:style-name="Tabela4.A1" office:value-type="string">
              <text:p text:style-name="MP12">Dup</text:p>
            </table:table-cell>
            <table:table-cell table:style-name="Tabela4.A1" office:value-type="string">
              <text:p text:style-name="MP12">Ocorrência</text:p>
            </table:table-cell>
            <table:table-cell table:style-name="Tabela4.A1" office:value-type="string">
              <text:p text:style-name="MP12">Crédito</text:p>
            </table:table-cell>
            <table:table-cell table:style-name="Tabela4.A1" office:value-type="string">
              <text:p text:style-name="MP12">Valor doc.</text:p>
            </table:table-cell>
            <table:table-cell table:style-name="Tabela4.A1" office:value-type="string">
              <text:p text:style-name="MP12">Tarifa</text:p>
            </table:table-cell>
            <table:table-cell table:style-name="Tabela4.A1" office:value-type="string">
              <text:p text:style-name="MP12">Outras desp.</text:p>
            </table:table-cell>
            <table:table-cell table:style-name="Tabela4.A1" office:value-type="string">
              <text:p text:style-name="MP12">Desconto</text:p>
            </table:table-cell>
            <table:table-cell table:style-name="Tabela4.A1" office:value-type="string">
              <text:p text:style-name="MP12">Mora</text:p>
            </table:table-cell>
            <table:table-cell table:style-name="Tabela4.A1" office:value-type="string">
              <text:p text:style-name="MP12">Valor</text:p>
            </table:table-cell>
          </table:table-row>
        </table:table>
        <text:p text:style-name="Standard"/>
      </style:header>
      <style:footer>
        <text:p text:style-name="MP13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4:35:17.850640846</dc:date>
    <meta:editing-duration>PT5H42M53S</meta:editing-duration>
    <meta:editing-cycles>192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105" meta:word-count="150" meta:character-count="2474" meta:non-whitespace-character-count="2426"/>
  </office:meta>
</office:document-meta>
</file>